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8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45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164cm" fo:min-width="0.914cm" draw:shadow="hidden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1.056cm" draw:shadow="hidden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164cm" fo:min-width="0.914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0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6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3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448cm" fo:min-width="1.198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3.17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6cm" fo:min-width="0.6cm"/>
    </style:style>
    <style:style style:name="gr16" style:family="graphic" style:parent-style-name="measure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2.5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974cm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91cm" fo:min-width="2.71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2.16cm" fo:min-width="1.91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112cm" fo:min-width="0cm" draw:shadow="hidden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4.55cm" fo:min-width="4.3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2.56cm" fo:min-width="4.3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6.7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5cm" fo:min-width="2.5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6.75cm" fo:min-width="1.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style:font-name="Courier New" fo:font-size="6pt" style:font-size-asian="6pt" style:font-size-complex="6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Courier New" fo:font-size="6pt" style:font-size-asian="6pt" style:font-size-complex="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path draw:style-name="gr1" draw:text-style-name="P1" draw:layer="layout" svg:width="0.198cm" svg:height="0.198cm" svg:x="3.61cm" svg:y="1.401cm" svg:viewBox="0 0 199 199" svg:d="M100 140c22 0 40-18 40-40s-18-40-40-40-40 18-40 40 18 40 40 40zM99 0c56 0 100 43 100 99s-44 100-100 100-99-44-99-100 43-99 99-99z">
          <text:p/>
        </draw:path>
        <draw:path draw:style-name="gr1" draw:text-style-name="P1" draw:layer="layout" svg:width="0.198cm" svg:height="0.198cm" svg:x="4.9cm" svg:y="1.4cm" svg:viewBox="0 0 199 199" svg:d="M100 150c28 0 50-22 50-50s-22-50-50-50-50 22-50 50 22 50 50 50zM99 0c56 0 100 43 100 99s-44 100-100 100-99-44-99-100 43-99 99-99z">
          <text:p/>
        </draw:path>
        <draw:frame draw:style-name="gr2" draw:text-style-name="P2" draw:layer="layout" svg:width="1.391cm" svg:height="0.493cm" svg:x="4.309cm" svg:y="1.907cm">
          <draw:text-box>
            <text:p><text:span text:style-name="T1">1mm/2mm</text:span></text:p>
          </draw:text-box>
        </draw:frame>
        <draw:frame draw:style-name="gr3" draw:text-style-name="P2" draw:layer="layout" svg:width="1.691cm" svg:height="0.735cm" svg:x="2.809cm" svg:y="1.9cm">
          <draw:text-box>
            <text:p><text:span text:style-name="T1">0.8mm/2mm</text:span></text:p>
          </draw:text-box>
        </draw:frame>
        <draw:frame draw:style-name="gr4" draw:text-style-name="P2" draw:layer="layout" svg:width="1.645cm" svg:height="0.493cm" svg:x="1.109cm" svg:y="1.907cm">
          <draw:text-box>
            <text:p><text:span text:style-name="T1">0.6mm/2mm</text:span></text:p>
          </draw:text-box>
        </draw:frame>
        <draw:path draw:style-name="gr5" draw:text-style-name="P1" draw:layer="layout" svg:width="0.199cm" svg:height="0.199cm" svg:x="1.8cm" svg:y="1.4cm" svg:viewBox="0 0 200 200" svg:d="M100 70c-17 0-30 13-30 30s13 30 30 30 30-13 30-30-13-30-30-30zM100 0c57 0 100 43 100 100s-43 100-100 100-100-43-100-100 43-100 100-100z">
          <text:p/>
        </draw:path>
        <draw:path draw:style-name="gr6" draw:text-style-name="P1" draw:layer="layout" svg:width="2.199cm" svg:height="2.199cm" svg:x="9cm" svg:y="6cm" svg:viewBox="0 0 2200 2200" svg:d="M1100 700c-227 0-400 173-400 400s173 400 400 400 400-173 400-400-173-400-400-400zM1100 0c623 0 1100 477 1100 1100s-477 1100-1100 1100-1100-477-1100-1100 477-1100 1100-1100z">
          <text:p/>
        </draw:path>
      </draw:page>
      <draw:page draw:name="page2" draw:style-name="dp1" draw:master-page-name="預設">
        <draw:path draw:style-name="gr7" draw:text-style-name="P1" draw:layer="layout" svg:width="1.999cm" svg:height="1.999cm" svg:x="1.5cm" svg:y="1.407cm" svg:viewBox="0 0 2000 2000" svg:d="M1000 700c-170 0-300 130-300 300s130 300 300 300 300-130 300-300-130-300-300-300zM1000 0c567 0 1000 433 1000 1000s-433 1000-1000 1000-1000-433-1000-1000 433-1000 1000-1000z">
          <text:p/>
        </draw:path>
        <draw:frame draw:style-name="gr8" draw:text-style-name="P2" draw:layer="layout" svg:width="1.518cm" svg:height="0.493cm" svg:x="1.782cm" svg:y="3.707cm">
          <draw:text-box>
            <text:p><text:span text:style-name="T1">6mm/20mm</text:span></text:p>
          </draw:text-box>
        </draw:frame>
        <draw:path draw:style-name="gr7" draw:text-style-name="P1" draw:layer="layout" svg:width="4.999cm" svg:height="1.999cm" svg:x="2cm" svg:y="6cm" svg:viewBox="0 0 5000 2000" svg:d="M1000 700c-170 0-300 130-300 300s130 300 300 300 300-130 300-300-130-300-300-300zM1000 0c567 0 1000 433 1000 1000s-433 1000-1000 1000-1000-433-1000-1000 433-1000 1000-1000zM4000 700c-170 0-300 130-300 300s130 300 300 300 300-130 300-300-130-300-300-300zM4000 0c567 0 1000 433 1000 1000s-433 1000-1000 1000-1000-433-1000-1000 433-1000 1000-1000z">
          <text:p/>
        </draw:path>
        <draw:frame draw:style-name="gr9" draw:text-style-name="P3" draw:layer="layout" svg:width="2.297cm" svg:height="0.962cm" svg:x="3.303cm" svg:y="8.5cm">
          <draw:text-box>
            <text:p>100uF</text:p>
          </draw:text-box>
        </draw:frame>
      </draw:page>
      <draw:page draw:name="page3" draw:style-name="dp1" draw:master-page-name="預設">
        <draw:path draw:style-name="gr7" draw:text-style-name="P1" draw:layer="layout" svg:width="1.999cm" svg:height="1.999cm" svg:x="1.5cm" svg:y="1.3cm" svg:viewBox="0 0 2000 2000" svg:d="M1000 600c-227 0-400 173-400 400s173 400 400 400 400-173 400-400-173-400-400-400zM1000 0c567 0 1000 433 1000 1000s-433 1000-1000 1000-1000-433-1000-1000 433-1000 1000-1000z">
          <text:p/>
        </draw:path>
        <draw:frame draw:style-name="gr8" draw:text-style-name="P2" draw:layer="layout" svg:width="1.518cm" svg:height="0.493cm" svg:x="1.8cm" svg:y="3.6cm">
          <draw:text-box>
            <text:p><text:span text:style-name="T1">8mm/20mm</text:span></text:p>
          </draw:text-box>
        </draw:frame>
      </draw:page>
      <draw:page draw:name="page4" draw:style-name="dp1" draw:master-page-name="預設">
        <draw:path draw:style-name="gr7" draw:text-style-name="P1" draw:layer="layout" svg:width="1.999cm" svg:height="1.999cm" svg:x="3cm" svg:y="7.2cm" svg:viewBox="0 0 2000 2000" svg:d="M1000 500c-283 0-500 217-500 500s217 500 500 500 500-217 500-500-217-500-500-500zM1000 0c567 0 1000 433 1000 1000s-433 1000-1000 1000-1000-433-1000-1000 433-1000 1000-1000z">
          <text:p/>
        </draw:path>
        <draw:frame draw:style-name="gr4" draw:text-style-name="P2" draw:layer="layout" svg:width="1.645cm" svg:height="0.493cm" svg:x="3.1cm" svg:y="9.507cm">
          <draw:text-box>
            <text:p><text:span text:style-name="T1">10mm/20mm</text:span></text:p>
          </draw:text-box>
        </draw:frame>
        <draw:path draw:style-name="gr7" draw:text-style-name="P1" draw:layer="layout" svg:width="9.619cm" svg:height="1.999cm" svg:x="2.78cm" svg:y="16.607cm" svg:viewBox="0 0 9620 2000" svg:d="M8620 500c283 0 500 217 500 500s-217 500-500 500-500-217-500-500 217-500 500-500zM8620 0c-567 0-1000 433-1000 1000s433 1000 1000 1000 1000-433 1000-1000-433-1000-1000-1000zM6080 500c283 0 500 217 500 500s-217 500-500 500-500-217-500-500 217-500 500-500zM6080 0c-567 0-1000 433-1000 1000s433 1000 1000 1000 1000-433 1000-1000-433-1000-1000-1000zM3540 500c283 0 500 217 500 500s-217 500-500 500-500-217-500-500 217-500 500-500zM3540 0c-567 0-1000 433-1000 1000s433 1000 1000 1000 1000-433 1000-1000-433-1000-1000-1000zM1000 500c283 0 500 217 500 500s-217 500-500 500-500-217-500-500 217-500 500-500zM1000 0c-567 0-1000 433-1000 1000s433 1000 1000 1000 1000-433 1000-1000-433-1000-1000-1000z">
          <text:p/>
        </draw:path>
        <draw:frame draw:style-name="gr10" draw:text-style-name="P2" draw:layer="layout" svg:width="2.153cm" svg:height="0.493cm" svg:x="6.547cm" svg:y="19.107cm">
          <draw:text-box>
            <text:p><text:span text:style-name="T1">10mm/20mm x 4</text:span></text:p>
          </draw:text-box>
        </draw:frame>
        <draw:path draw:style-name="gr7" draw:text-style-name="P1" draw:layer="layout" svg:width="14.699cm" svg:height="1.999cm" svg:x="2.8cm" svg:y="20.9cm" svg:viewBox="0 0 14700 2000" svg:d="M1000 500c-283 0-500 217-500 500s217 500 500 500 500-217 500-500-217-500-500-500zM1000 0c567 0 1000 433 1000 1000s-433 1000-1000 1000-1000-433-1000-1000 433-1000 1000-1000zM3540 500c-283 0-500 217-500 500s217 500 500 500 500-217 500-500-217-500-500-500zM3540 0c567 0 1000 433 1000 1000s-433 1000-1000 1000-1000-433-1000-1000 433-1000 1000-1000zM6080 500c-283 0-500 217-500 500s217 500 500 500 500-217 500-500-217-500-500-500zM6080 0c567 0 1000 433 1000 1000s-433 1000-1000 1000-1000-433-1000-1000 433-1000 1000-1000zM8620 500c-283 0-500 217-500 500s217 500 500 500 500-217 500-500-217-500-500-500zM8620 0c567 0 1000 433 1000 1000s-433 1000-1000 1000-1000-433-1000-1000 433-1000 1000-1000zM11160 500c-283 0-500 217-500 500s217 500 500 500 500-217 500-500-217-500-500-500zM11160 0c567 0 1000 433 1000 1000s-433 1000-1000 1000-1000-433-1000-1000 433-1000 1000-1000zM13700 500c-283 0-500 217-500 500s217 500 500 500 500-217 500-500-217-500-500-500zM13700 0c567 0 1000 433 1000 1000s-433 1000-1000 1000-1000-433-1000-1000 433-1000 1000-1000z">
          <text:p/>
        </draw:path>
        <draw:frame draw:style-name="gr10" draw:text-style-name="P2" draw:layer="layout" svg:width="2.153cm" svg:height="0.493cm" svg:x="9.2cm" svg:y="24cm">
          <draw:text-box>
            <text:p><text:span text:style-name="T1">10mm/20mm x 4</text:span></text:p>
          </draw:text-box>
        </draw:frame>
        <draw:path draw:style-name="gr7" draw:text-style-name="P1" draw:layer="layout" svg:width="4.539cm" svg:height="1.999cm" svg:x="2.86cm" svg:y="11.6cm" svg:viewBox="0 0 4540 2000" svg:d="M1000 500c-283 0-500 217-500 500s217 500 500 500 500-217 500-500-217-500-500-500zM1000 0c567 0 1000 433 1000 1000s-433 1000-1000 1000-1000-433-1000-1000 433-1000 1000-1000zM3540 500c-283 0-500 217-500 500s217 500 500 500 500-217 500-500-217-500-500-500zM3540 0c567 0 1000 433 1000 1000s-433 1000-1000 1000-1000-433-1000-1000 433-1000 1000-1000z">
          <text:p/>
        </draw:path>
        <draw:frame draw:style-name="gr10" draw:text-style-name="P2" draw:layer="layout" svg:width="2.153cm" svg:height="0.493cm" svg:x="4.007cm" svg:y="14.107cm">
          <draw:text-box>
            <text:p><text:span text:style-name="T1">10mm/20mm x 2</text:span></text:p>
          </draw:text-box>
        </draw:frame>
        <draw:path draw:style-name="gr7" draw:text-style-name="P1" draw:layer="layout" svg:width="7.079cm" svg:height="1.999cm" svg:x="10.42cm" svg:y="11.6cm" svg:viewBox="0 0 7080 2000" svg:d="M1000 500c-283 0-500 217-500 500s217 500 500 500 500-217 500-500-217-500-500-500zM1000 0c567 0 1000 433 1000 1000s-433 1000-1000 1000-1000-433-1000-1000 433-1000 1000-1000zM3540 500c-283 0-500 217-500 500s217 500 500 500 500-217 500-500-217-500-500-500zM3540 0c567 0 1000 433 1000 1000s-433 1000-1000 1000-1000-433-1000-1000 433-1000 1000-1000zM6080 500c-283 0-500 217-500 500s217 500 500 500 500-217 500-500-217-500-500-500zM6080 0c567 0 1000 433 1000 1000s-433 1000-1000 1000-1000-433-1000-1000 433-1000 1000-1000z">
          <text:p/>
        </draw:path>
        <draw:frame draw:style-name="gr10" draw:text-style-name="P2" draw:layer="layout" svg:width="2.153cm" svg:height="0.493cm" svg:x="12.947cm" svg:y="14.207cm">
          <draw:text-box>
            <text:p><text:span text:style-name="T1">10mm/20mm x 3</text:span></text:p>
          </draw:text-box>
        </draw:frame>
      </draw:page>
      <draw:page draw:name="page5" draw:style-name="dp1" draw:master-page-name="預設">
        <draw:path draw:style-name="gr6" draw:text-style-name="P1" draw:layer="layout" svg:width="2.199cm" svg:height="2.199cm" svg:x="1.7cm" svg:y="1.6cm" svg:viewBox="0 0 2200 2200" svg:d="M1100 700c-227 0-400 173-400 400s173 400 400 400 400-173 400-400-173-400-400-400zM1100 0c623 0 1100 477 1100 1100s-477 1100-1100 1100-1100-477-1100-1100 477-1100 1100-1100z">
          <text:p/>
        </draw:path>
        <draw:frame draw:style-name="gr11" draw:text-style-name="P2" draw:layer="layout" svg:width="1.718cm" svg:height="0.493cm" svg:x="1.882cm" svg:y="4.1cm">
          <draw:text-box>
            <text:p><text:span text:style-name="T1">8mm/22mm</text:span></text:p>
          </draw:text-box>
        </draw:frame>
        <draw:path draw:style-name="gr6" draw:text-style-name="P1" draw:layer="layout" svg:width="4.739cm" svg:height="2.199cm" svg:x="2cm" svg:y="5.5cm" svg:viewBox="0 0 4740 2200" svg:d="M1100 700c-227 0-400 173-400 400s173 400 400 400 400-173 400-400-173-400-400-400zM1100 0c623 0 1100 477 1100 1100s-477 1100-1100 1100-1100-477-1100-1100 477-1100 1100-1100zM3640 700c-227 0-400 173-400 400s173 400 400 400 400-173 400-400-173-400-400-400zM3640 0c623 0 1100 477 1100 1100s-477 1100-1100 1100-1100-477-1100-1100 477-1100 1100-1100z">
          <text:p/>
        </draw:path>
        <draw:frame draw:style-name="gr12" draw:text-style-name="P2" draw:layer="layout" svg:width="2.7cm" svg:height="0.593cm" svg:x="2.4cm" svg:y="8.407cm">
          <draw:text-box>
            <text:p><text:span text:style-name="T1">8mm/22mm x 2</text:span></text:p>
          </draw:text-box>
        </draw:frame>
        <draw:path draw:style-name="gr6" draw:text-style-name="P1" draw:layer="layout" svg:width="9.819cm" svg:height="2.199cm" svg:x="2cm" svg:y="10cm" svg:viewBox="0 0 9820 2200" svg:d="M1100 700c-227 0-400 173-400 400s173 400 400 400 400-173 400-400-173-400-400-400zM1100 0c623 0 1100 477 1100 1100s-477 1100-1100 1100-1100-477-1100-1100 477-1100 1100-1100zM3640 700c-227 0-400 173-400 400s173 400 400 400 400-173 400-400-173-400-400-400zM3640 0c623 0 1100 477 1100 1100s-477 1100-1100 1100-1100-477-1100-1100 477-1100 1100-1100zM6180 700c-227 0-400 173-400 400s173 400 400 400 400-173 400-400-173-400-400-400zM6180 0c623 0 1100 477 1100 1100s-477 1100-1100 1100-1100-477-1100-1100 477-1100 1100-1100zM8720 700c-227 0-400 173-400 400s173 400 400 400 400-173 400-400-173-400-400-400zM8720 0c623 0 1100 477 1100 1100s-477 1100-1100 1100-1100-477-1100-1100 477-1100 1100-1100z">
          <text:p/>
        </draw:path>
        <draw:frame draw:style-name="gr12" draw:text-style-name="P2" draw:layer="layout" svg:width="2.7cm" svg:height="0.593cm" svg:x="2.4cm" svg:y="13.107cm">
          <draw:text-box>
            <text:p><text:span text:style-name="T1">8mm/22mm x 4</text:span></text:p>
          </draw:text-box>
        </draw:frame>
        <draw:path draw:style-name="gr6" draw:text-style-name="P1" draw:layer="layout" svg:width="14.899cm" svg:height="2.199cm" svg:x="2cm" svg:y="15cm" svg:viewBox="0 0 14900 2200" svg:d="M1100 700c-227 0-400 173-400 400s173 400 400 400 400-173 400-400-173-400-400-400zM1100 0c623 0 1100 477 1100 1100s-477 1100-1100 1100-1100-477-1100-1100 477-1100 1100-1100zM3640 700c-227 0-400 173-400 400s173 400 400 400 400-173 400-400-173-400-400-400zM3640 0c623 0 1100 477 1100 1100s-477 1100-1100 1100-1100-477-1100-1100 477-1100 1100-1100zM6180 700c-227 0-400 173-400 400s173 400 400 400 400-173 400-400-173-400-400-400zM6180 0c623 0 1100 477 1100 1100s-477 1100-1100 1100-1100-477-1100-1100 477-1100 1100-1100zM8720 700c-227 0-400 173-400 400s173 400 400 400 400-173 400-400-173-400-400-400zM8720 0c623 0 1100 477 1100 1100s-477 1100-1100 1100-1100-477-1100-1100 477-1100 1100-1100zM11260 700c-227 0-400 173-400 400s173 400 400 400 400-173 400-400-173-400-400-400zM11260 0c623 0 1100 477 1100 1100s-477 1100-1100 1100-1100-477-1100-1100 477-1100 1100-1100zM13800 700c-227 0-400 173-400 400s173 400 400 400 400-173 400-400-173-400-400-400zM13800 0c623 0 1100 477 1100 1100s-477 1100-1100 1100-1100-477-1100-1100 477-1100 1100-1100z">
          <text:p/>
        </draw:path>
        <draw:frame draw:style-name="gr12" draw:text-style-name="P2" draw:layer="layout" svg:width="2.7cm" svg:height="0.593cm" svg:x="2.2cm" svg:y="18.107cm">
          <draw:text-box>
            <text:p><text:span text:style-name="T1">8mm/22mm x 6</text:span></text:p>
          </draw:text-box>
        </draw:frame>
        <draw:frame draw:style-name="gr12" draw:text-style-name="P2" draw:layer="layout" svg:width="2.7cm" svg:height="0.593cm" svg:x="2.1cm" svg:y="20.9cm">
          <draw:text-box>
            <text:p><text:span text:style-name="T1">4mm/11mm x 8</text:span></text:p>
          </draw:text-box>
        </draw:frame>
        <draw:path draw:style-name="gr6" draw:text-style-name="P1" draw:layer="layout" svg:width="9.999cm" svg:height="1.099cm" svg:x="2cm" svg:y="19.3cm" svg:viewBox="0 0 10000 1100" svg:d="M551 350c-114 0-201 87-201 200 0 114 87 200 201 200 113 0 200-86 200-200 0-113-87-200-200-200zM551 0c311 0 550 239 550 550 0 312-239 550-550 550-312 0-551-238-551-550 0-311 239-550 551-550zM1822 350c-114 0-200 87-200 200 0 114 86 200 200 200 113 0 200-86 200-200 0-113-87-200-200-200zM1822 0c312 0 550 239 550 550 0 312-238 550-550 550s-551-238-551-550c0-311 239-550 551-550zM3093 350c-114 0-200 87-200 200 0 114 86 200 200 200s200-86 200-200c0-113-86-200-200-200zM3093 0c312 0 551 239 551 550 0 312-239 550-551 550s-550-238-550-550c0-311 238-550 550-550zM4364 350c-113 0-200 87-200 200 0 114 87 200 200 200 114 0 201-86 201-200 0-113-87-200-201-200zM4364 0c312 0 551 239 551 550 0 312-239 550-551 550-311 0-550-238-550-550 0-311 239-550 550-550zM5636 350c-114 0-201 87-201 200 0 114 87 200 201 200 113 0 200-86 200-200 0-113-87-200-200-200zM5636 0c311 0 550 239 550 550 0 312-239 550-550 550-312 0-551-238-551-550 0-311 239-550 551-550zM6907 350c-114 0-200 87-200 200 0 114 86 200 200 200s200-86 200-200c0-113-86-200-200-200zM6907 0c312 0 550 239 550 550 0 312-238 550-550 550s-551-238-551-550c0-311 239-550 551-550zM8178 350c-113 0-200 87-200 200 0 114 87 200 200 200 114 0 200-86 200-200 0-113-86-200-200-200zM8178 0c312 0 551 239 551 550 0 312-239 550-551 550s-550-238-550-550c0-311 238-550 550-550zM9449 350c-113 0-200 87-200 200 0 114 87 200 200 200 114 0 201-86 201-200 0-113-87-200-201-200zM9449 0c312 0 551 239 551 550 0 312-239 550-551 550-311 0-550-238-550-550 0-311 239-550 550-550z">
          <text:p/>
        </draw:path>
        <draw:path draw:style-name="gr6" draw:text-style-name="P1" draw:layer="layout" svg:width="12.529cm" svg:height="1.099cm" svg:x="2cm" svg:y="22cm" svg:viewBox="0 0 12530 1100" svg:d="M550 350c-113 0-200 87-200 200 0 114 87 200 200 200 114 0 200-86 200-200 0-113-86-200-200-200zM550 0c312 0 550 238 550 550s-238 550-550 550-550-238-550-550 238-550 550-550zM1820 350c-114 0-200 87-200 200 0 114 86 200 200 200 113 0 200-86 200-200 0-113-87-200-200-200zM1820 0c311 0 550 238 550 550s-239 550-550 550c-312 0-550-238-550-550s238-550 550-550zM3090 350c-113 0-200 87-200 200 0 114 87 200 200 200 114 0 200-86 200-200 0-113-86-200-200-200zM3090 0c312 0 550 238 550 550s-238 550-550 550c-311 0-550-238-550-550s239-550 550-550zM4360 350c-113 0-200 87-200 200 0 114 87 200 200 200 114 0 200-86 200-200 0-113-86-200-200-200zM4360 0c312 0 550 238 550 550s-238 550-550 550c-311 0-550-238-550-550s239-550 550-550zM5630 350c-114 0-200 87-200 200 0 114 86 200 200 200 113 0 200-86 200-200 0-113-87-200-200-200zM5630 0c311 0 550 238 550 550s-239 550-550 550c-312 0-550-238-550-550s238-550 550-550zM6900 350c-113 0-200 87-200 200 0 114 87 200 200 200 114 0 200-86 200-200 0-113-86-200-200-200zM6900 0c312 0 550 238 550 550s-238 550-550 550c-311 0-550-238-550-550s239-550 550-550zM8170 350c-113 0-200 87-200 200 0 114 87 200 200 200 114 0 200-86 200-200 0-113-86-200-200-200zM8170 0c312 0 550 238 550 550s-238 550-550 550c-311 0-550-238-550-550s239-550 550-550zM9440 350c-113 0-200 87-200 200 0 114 87 200 200 200 114 0 200-86 200-200 0-113-86-200-200-200zM9440 0c312 0 550 238 550 550s-238 550-550 550c-311 0-550-238-550-550s239-550 550-550zM10710 350c-113 0-200 87-200 200 0 114 87 200 200 200 114 0 200-86 200-200 0-113-86-200-200-200zM10710 0c312 0 550 238 550 550s-238 550-550 550c-311 0-550-238-550-550s239-550 550-550zM11980 350c-113 0-200 87-200 200 0 114 87 200 200 200 114 0 200-86 200-200 0-113-86-200-200-200zM11980 0c312 0 550 238 550 550s-238 550-550 550c-311 0-550-238-550-550s239-550 550-550z">
          <text:p/>
        </draw:path>
        <draw:frame draw:style-name="gr12" draw:text-style-name="P2" draw:layer="layout" svg:width="2.7cm" svg:height="0.593cm" svg:x="2.2cm" svg:y="24.9cm">
          <draw:text-box>
            <text:p><text:span text:style-name="T1">4mm/11mm x 10</text:span></text:p>
          </draw:text-box>
        </draw:frame>
      </draw:page>
      <draw:page draw:name="page6" draw:style-name="dp1" draw:master-page-name="預設">
        <draw:path draw:style-name="gr13" draw:text-style-name="P1" draw:layer="layout" svg:width="2.399cm" svg:height="2.399cm" svg:x="2cm" svg:y="2cm" svg:viewBox="0 0 2400 2400" svg:d="M1200 600c-340 0-600 260-600 600s260 600 600 600 600-260 600-600-260-600-600-600zM1200 0c680 0 1200 520 1200 1200s-520 1200-1200 1200-1200-520-1200-1200 520-1200 1200-1200z">
          <text:p/>
        </draw:path>
        <draw:frame draw:style-name="gr11" draw:text-style-name="P2" draw:layer="layout" svg:width="2.4cm" svg:height="0.493cm" svg:x="2.1cm" svg:y="4.707cm">
          <draw:text-box>
            <text:p><text:span text:style-name="T1">12mm/24mm</text:span></text:p>
          </draw:text-box>
        </draw:frame>
        <draw:path draw:style-name="gr13" draw:text-style-name="P1" draw:layer="layout" svg:width="7.399cm" svg:height="7.399cm" svg:x="2cm" svg:y="7cm" svg:viewBox="0 0 7400 7400" svg:d="M1200 600c-340 0-600 260-600 600s260 600 600 600 600-260 600-600-260-600-600-600zM1200 0c680 0 1200 520 1200 1200s-520 1200-1200 1200-1200-520-1200-1200 520-1200 1200-1200zM6200 600c-340 0-600 260-600 600s260 600 600 600 600-260 600-600-260-600-600-600zM6200 0c680 0 1200 520 1200 1200s-520 1200-1200 1200-1200-520-1200-1200 520-1200 1200-1200zM1200 5600c-340 0-600 260-600 600s260 600 600 600 600-260 600-600-260-600-600-600zM1200 5000c680 0 1200 520 1200 1200s-520 1200-1200 1200-1200-520-1200-1200 520-1200 1200-1200zM6200 5600c-340 0-600 260-600 600s260 600 600 600 600-260 600-600-260-600-600-600zM6200 5000c680 0 1200 520 1200 1200s-520 1200-1200 1200-1200-520-1200-1200 520-1200 1200-1200z">
          <text:p/>
        </draw:path>
        <draw:frame draw:style-name="gr14" draw:text-style-name="P3" draw:layer="layout" svg:width="3.677cm" svg:height="1.094cm" svg:x="3.323cm" svg:y="15.2cm">
          <draw:text-box>
            <text:p>橋式整流器</text:p>
          </draw:text-box>
        </draw:frame>
        <draw:path draw:style-name="gr13" draw:text-style-name="P1" draw:layer="layout" svg:width="8.599cm" svg:height="8.599cm" svg:x="2cm" svg:y="18cm" svg:viewBox="0 0 8600 8600" svg:d="M1200 600c-340 0-600 260-600 600s260 600 600 600 600-260 600-600-260-600-600-600zM1200 0c680 0 1200 520 1200 1200s-520 1200-1200 1200-1200-520-1200-1200 520-1200 1200-1200zM7400 600c-340 0-600 260-600 600s260 600 600 600 600-260 600-600-260-600-600-600zM7400 0c680 0 1200 520 1200 1200s-520 1200-1200 1200-1200-520-1200-1200 520-1200 1200-1200zM1200 6800c-340 0-600 260-600 600s260 600 600 600 600-260 600-600-260-600-600-600zM1200 6200c680 0 1200 520 1200 1200s-520 1200-1200 1200-1200-520-1200-1200 520-1200 1200-1200zM7400 6800c-340 0-600 260-600 600s260 600 600 600 600-260 600-600-260-600-600-600zM7400 6200c680 0 1200 520 1200 1200s-520 1200-1200 1200-1200-520-1200-1200 520-1200 1200-1200z">
          <text:p/>
        </draw:path>
      </draw:page>
      <draw:page draw:name="page7" draw:style-name="dp1" draw:master-page-name="預設">
        <draw:path draw:style-name="gr15" draw:text-style-name="P1" draw:layer="layout" svg:width="1.099cm" svg:height="0.409cm" svg:x="3.027cm" svg:y="2.664cm" svg:viewBox="0 0 1100 410" svg:d="M200 199c0 19 5 36 13 51h172c9-15 14-32 14-51 0-18-5-35-13-49h-174c-8 14-12 31-12 49zM700 199c0 19 5 36 13 51h172c9-15 14-32 14-51 0-18-5-35-13-49h-174c-8 14-12 31-12 49zM0 410v-410h1100v410z">
          <text:p/>
        </draw:path>
        <draw:measure draw:style-name="gr16" draw:text-style-name="P4" draw:layer="layout" svg:x1="3.328cm" svg:y1="4.364cm" svg:x2="3.828cm" svg:y2="4.364cm">
          <text:p text:style-name="P4"><text:measure text:kind="gap"/><text:measure text:kind="value">0.5</text:measure><text:s/><text:measure text:kind="unit">cm</text:measure><text:measure text:kind="gap"/></text:p>
        </draw:measure>
        <draw:measure draw:style-name="gr16" draw:text-style-name="P4" draw:layer="layout" svg:x1="3.228cm" svg:y1="2.664cm" svg:x2="3.428cm" svg:y2="2.664cm">
          <text:p text:style-name="P4"><text:measure text:kind="gap"/><text:measure text:kind="value">0.2</text:measure><text:s/><text:measure text:kind="unit">cm</text:measure><text:measure text:kind="gap"/></text:p>
        </draw:measure>
        <draw:frame draw:style-name="gr17" draw:text-style-name="P3" draw:layer="layout" svg:width="3.042cm" svg:height="1.094cm" svg:x="1.858cm" svg:y="4.8cm">
          <draw:text-box>
            <text:p>電源插腳</text:p>
          </draw:text-box>
        </draw:frame>
      </draw:page>
      <draw:page draw:name="page8" draw:style-name="dp1" draw:master-page-name="預設">
        <draw:frame draw:style-name="gr18" draw:text-style-name="P5" draw:layer="layout" svg:width="3.474cm" svg:height="0.911cm" svg:x="1.8cm" svg:y="7.188cm">
          <draw:text-box>
            <text:p><text:span text:style-name="T2">電源開關尺寸</text:span></text:p>
          </draw:text-box>
        </draw:frame>
        <draw:custom-shape draw:style-name="gr19" draw:text-style-name="P6" draw:layer="layout" svg:width="3.21cm" svg:height="1.16cm" svg:x="1.9cm" svg:y="5.2cm">
          <text:p/>
          <draw:enhanced-geometry svg:viewBox="0 0 21600 21600" draw:type="rectangle" draw:enhanced-path="M 0 0 L 21600 0 21600 21600 0 21600 0 0 Z N"/>
        </draw:custom-shape>
        <draw:measure draw:style-name="gr16" draw:text-style-name="P4" draw:layer="measurelines" svg:x1="1.9cm" svg:y1="4.5cm" svg:x2="5.1cm" svg:y2="4.5cm">
          <text:p text:style-name="P4"><text:measure text:kind="gap"/><text:measure text:kind="value">3.2</text:measure><text:s/><text:measure text:kind="unit">cm</text:measure><text:measure text:kind="gap"/></text:p>
        </draw:measure>
        <draw:measure draw:style-name="gr16" draw:text-style-name="P4" draw:layer="measurelines" svg:x1="6.1cm" svg:y1="5.2cm" svg:x2="6.1cm" svg:y2="6.3cm">
          <text:p text:style-name="P4"><text:measure text:kind="gap"/><text:measure text:kind="value">1.1</text:measure><text:s/><text:measure text:kind="unit">cm</text:measure><text:measure text:kind="gap"/></text:p>
        </draw:measure>
        <draw:custom-shape draw:style-name="gr20" draw:text-style-name="P7" draw:layer="layout" svg:width="2.41cm" svg:height="2.41cm" svg:x="11.4cm" svg:y="4.283cm">
          <text:p/>
          <draw:enhanced-geometry svg:viewBox="0 0 21600 21600" draw:type="rectangle" draw:enhanced-path="M 0 0 L 21600 0 21600 21600 0 21600 0 0 Z N"/>
        </draw:custom-shape>
        <draw:measure draw:style-name="gr16" draw:text-style-name="P4" draw:layer="measurelines" svg:x1="11.4cm" svg:y1="3.783cm" svg:x2="13.8cm" svg:y2="3.783cm">
          <text:p text:style-name="P4"><text:measure text:kind="gap"/><text:measure text:kind="value">2.4</text:measure><text:s/><text:measure text:kind="unit">cm</text:measure><text:measure text:kind="gap"/></text:p>
        </draw:measure>
        <draw:measure draw:style-name="gr16" draw:text-style-name="P4" draw:layer="measurelines" svg:x1="14.6cm" svg:y1="4.283cm" svg:x2="14.6cm" svg:y2="6.683cm">
          <text:p text:style-name="P4"><text:measure text:kind="gap"/><text:measure text:kind="value">2.4</text:measure><text:s/><text:measure text:kind="unit">cm</text:measure><text:measure text:kind="gap"/></text:p>
        </draw:measure>
        <draw:frame draw:style-name="gr18" draw:text-style-name="P5" draw:layer="layout" svg:width="3.474cm" svg:height="0.911cm" svg:x="10.8cm" svg:y="7.383cm">
          <draw:text-box>
            <text:p><text:span text:style-name="T2">電源插座尺寸</text:span></text:p>
          </draw:text-box>
        </draw:frame>
        <draw:custom-shape draw:style-name="gr19" draw:text-style-name="P6" draw:layer="layout" svg:width="3.21cm" svg:height="1.16cm" svg:x="1.9cm" svg:y="5.2cm">
          <text:p/>
          <draw:enhanced-geometry svg:viewBox="0 0 21600 21600" draw:type="rectangle" draw:enhanced-path="M 0 0 L 21600 0 21600 21600 0 21600 0 0 Z N"/>
        </draw:custom-shape>
        <draw:path draw:style-name="gr21" draw:text-style-name="P7" draw:layer="layout" svg:width="4.109cm" svg:height="4.409cm" svg:x="7cm" svg:y="13cm" svg:viewBox="0 0 4110 4410" svg:d="M3855 400c144 0 255 111 255 255s-111 255-255 255-255-111-255-255 111-255 255-255zM0 1160v-1160h3210v1160zM400 4410v-2410h2410v2410z">
          <text:p/>
        </draw:path>
        <draw:custom-shape draw:style-name="gr22" draw:text-style-name="P7" draw:layer="layout" svg:width="4.8cm" svg:height="4.8cm" svg:x="6.8cm" svg:y="12.8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預設">
        <draw:path draw:style-name="gr23" draw:text-style-name="P7" draw:layer="layout" svg:width="4.809cm" svg:height="4.399cm" draw:transform="rotate (-1.5707963267949) translate (11.4cm 6.2cm)" svg:viewBox="0 0 4810 4400" svg:d="M0 3120v-1820l600-500h4210v2810h-4222zM2600 4000c113 0 200 87 200 200s-87 200-200 200-200-87-200-200 87-200 200-200zM2601 0c113 0 200 87 200 200s-87 200-200 200-200-87-200-200 87-200 200-200z">
          <text:p/>
        </draw:path>
        <draw:custom-shape draw:style-name="gr24" draw:text-style-name="P7" draw:layer="layout" svg:width="7.2cm" svg:height="7cm" svg:x="5cm" svg:y="5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預設">
        <draw:frame draw:style-name="gr17" draw:text-style-name="P8" draw:layer="layout" svg:width="3.042cm" svg:height="1.094cm" svg:x="16.058cm" svg:y="11.506cm">
          <draw:text-box>
            <text:p><text:span text:style-name="T3">開關底座</text:span></text:p>
          </draw:text-box>
        </draw:frame>
        <draw:path draw:style-name="gr25" draw:text-style-name="P9" draw:layer="layout" svg:width="20.999cm" svg:height="6.139cm" draw:transform="rotate (1.5707963267949) translate (6.06cm 26cm)" svg:viewBox="0 0 21000 6140" svg:d="M999 2150c-510 0-899 389-899 899s389 900 899 900 900-390 900-900-390-899-900-899zM19999 2150c-510 0-899 389-899 899s389 900 899 900 900-390 900-900-390-899-900-899zM5500 1600h2000v-800h-2000zM5000 2000v-2000h3000v2000zM5500 4540v800h2000v-800zM5000 4140h3000v2000h-3000zM9500 1600h2000v-800h-2000zM9000 2000v-2000h3000v2000zM9500 4540v800h2000v-800zM9000 4140h3000v2000h-3000zM13500 1600h2000v-800h-2000zM13000 2000v-2000h3000v2000zM13500 4540v800h2000v-800zM13000 4140h3000v2000h-3000zM1000 2050c567 0 1000 433 1000 1000s-433 1000-1000 1000-1000-433-1000-1000 433-1000 1000-1000zM20000 2050c567 0 1000 433 1000 1000s-433 1000-1000 1000-1000-433-1000-1000 433-1000 1000-1000z">
          <text:p/>
        </draw:path>
      </draw:page>
      <draw:page draw:name="page11" draw:style-name="dp1" draw:master-page-name="預設">
        <draw:path draw:style-name="gr26" draw:text-style-name="P1" draw:layer="layout" svg:width="8.999cm" svg:height="9.199cm" svg:x="5cm" svg:y="5.8cm" svg:viewBox="0 0 9000 9200" svg:d="M1608 4294v-3578h-894v3578zM2010 5010h-2010v-5010h2010zM5460 8400v-800h-3000v800zM6460 9200h-5000v-2000h5000zM8000 5400v-800h-3000v800zM9000 6200h-5000v-2000h50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0T08:58:01.542000000</meta:creation-date>
    <meta:generator>LibreOffice/5.4.7.2$Windows_X86_64 LibreOffice_project/c838ef25c16710f8838b1faec480ebba495259d0</meta:generator>
    <dc:date>2020-11-01T04:45:32.576000000</dc:date>
    <meta:editing-duration>P1DT2M53S</meta:editing-duration>
    <meta:editing-cycles>164</meta:editing-cycles>
    <meta:print-date>2020-10-16T23:17:43.356000000</meta:print-date>
    <meta:document-statistic meta:object-count="60"/>
  </office:meta>
</office:document-meta>
</file>